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WNLOAD THIS DOCUMENT. FILL IT IN and UPLOAD THE DOCUMENT TO iCollege (same folder where you submitted your GitHub link)</text:span></text:p>
      <text:p text:style-name="P1"/>
      <text:p text:style-name="Standard"><text:span text:style-name="T2">Title:</text:span></text:p>
      <text:p text:style-name="Standard"/>
      <text:p text:style-name="P2"/>
      <text:p text:style-name="Standard"><text:span text:style-name="T2">Problem Statement (1 line) -- </text:span><text:span text:style-name="T3">What is the problem/challenge you are addressing?</text:span></text:p>
      <text:p text:style-name="P3"/>
      <text:p text:style-name="P2"/>
      <text:p text:style-name="Standard"><text:span text:style-name="T2">Goal (1-3 lines) -- </text:span><text:span text:style-name="T3">What are the aims of your project? What will you demonstrate</text:span></text:p>
      <text:p text:style-name="P2"/>
      <text:p text:style-name="P2"/>
      <text:p text:style-name="Standard"><text:span text:style-name="T2">Approach (short paragraph) -- </text:span><text:span text:style-name="T3">what is your strategy for solving the problem or achieving the goal?</text:span></text:p>
      <text:p text:style-name="P3"/>
      <text:p text:style-name="Standard"><text:span text:style-name="T2">Tentative timeline </text:span></text:p>
      <text:p text:style-name="Standard"><text:span text:style-name="T2">(FORMAT: task, # of days) </text:span>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71" meta:character-count="429" meta:non-whitespace-character-count="363"/>
    <meta:generator>LibreOfficeDev/6.0.5.2$Linux_X86_64 LibreOffice_project/</meta:generator>
  </office:meta>
</office:document-meta>
</file>